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e4bf" officeooo:paragraph-rsid="0009e4bf" style:font-weight-asian="bold" style:font-weight-complex="bold"/>
    </style:style>
    <style:style style:name="P2" style:family="paragraph" style:parent-style-name="Standard">
      <style:text-properties fo:font-weight="bold" officeooo:rsid="000b3438" officeooo:paragraph-rsid="000b3438" style:font-weight-asian="bold" style:font-weight-complex="bold"/>
    </style:style>
    <style:style style:name="P3" style:family="paragraph" style:parent-style-name="Standard">
      <style:text-properties fo:font-weight="bold" officeooo:rsid="0010f247" officeooo:paragraph-rsid="0010f247" style:font-weight-asian="bold" style:font-weight-complex="bold"/>
    </style:style>
    <style:style style:name="P4" style:family="paragraph" style:parent-style-name="Standard">
      <style:text-properties fo:font-weight="normal" officeooo:rsid="0009e4bf" officeooo:paragraph-rsid="0009e4bf" style:font-weight-asian="normal" style:font-weight-complex="normal"/>
    </style:style>
    <style:style style:name="P5" style:family="paragraph" style:parent-style-name="Standard">
      <style:text-properties fo:font-weight="normal" officeooo:rsid="0009e4bf" officeooo:paragraph-rsid="000d5698" style:font-weight-asian="normal" style:font-weight-complex="normal"/>
    </style:style>
    <style:style style:name="P6" style:family="paragraph" style:parent-style-name="Standard">
      <style:text-properties fo:font-weight="normal" officeooo:rsid="0009e4bf" officeooo:paragraph-rsid="000deb70" style:font-weight-asian="normal" style:font-weight-complex="normal"/>
    </style:style>
    <style:style style:name="P7" style:family="paragraph" style:parent-style-name="Standard">
      <style:text-properties fo:font-weight="normal" officeooo:rsid="000b3438" officeooo:paragraph-rsid="000b3438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0f247" officeooo:paragraph-rsid="0010f247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1e204" officeooo:paragraph-rsid="0011e204" style:font-weight-asian="normal" style:font-weight-complex="normal"/>
    </style:style>
    <style:style style:name="P10" style:family="paragraph" style:parent-style-name="Standard">
      <style:text-properties fo:font-weight="normal" officeooo:rsid="0009e4bf" officeooo:paragraph-rsid="0009e4bf" style:font-weight-asian="normal" style:font-weight-complex="normal"/>
    </style:style>
    <style:style style:name="P11" style:family="paragraph" style:parent-style-name="Standard">
      <style:text-properties fo:font-weight="normal" officeooo:rsid="0009e4bf" officeooo:paragraph-rsid="0015a266" style:font-weight-asian="normal" style:font-weight-complex="normal"/>
    </style:style>
    <style:style style:name="P12" style:family="paragraph" style:parent-style-name="Standard" style:list-style-name="L1">
      <style:text-properties fo:font-weight="bold" officeooo:rsid="0009e4bf" officeooo:paragraph-rsid="0010f247" style:font-weight-asian="bold" style:font-weight-complex="bold"/>
    </style:style>
    <style:style style:name="T1" style:family="text">
      <style:text-properties officeooo:rsid="000d5698"/>
    </style:style>
    <style:style style:name="T2" style:family="text">
      <style:text-properties officeooo:rsid="000fbc5b"/>
    </style:style>
    <style:style style:name="T3" style:family="text">
      <style:text-properties officeooo:rsid="0015a2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ecklist:</text:p>
      <text:list xml:id="list4286356970" text:style-name="L1">
        <text:list-item>
          <text:p text:style-name="P8">Camera</text:p>
        </text:list-item>
        <text:list-item>
          <text:p text:style-name="P8">Camera holder</text:p>
        </text:list-item>
        <text:list-item>
          <text:p text:style-name="P8">Rotary table</text:p>
        </text:list-item>
        <text:list-item>
          <text:p text:style-name="P8">Wooden plank</text:p>
        </text:list-item>
        <text:list-item>
          <text:p text:style-name="P8">RoboCup Objects</text:p>
        </text:list-item>
        <text:list-item>
          <text:p text:style-name="P8">Laptop</text:p>
        </text:list-item>
        <text:list-item>
          <text:p text:style-name="P9">Double sided tape</text:p>
          <text:p text:style-name="P12"/>
        </text:list-item>
      </text:list>
      <text:p text:style-name="P1">Accuracy x-axis, y-axis</text:p>
      <text:p text:style-name="P4">Code <text:span text:style-name="T1">dir</text:span> used:</text:p>
      <text:p text:style-name="P4">/home/mark/workspaces/suii_vision_3d/src_test_folders/main/build</text:p>
      <text:p text:style-name="P4"/>
      <text:p text:style-name="P4">Start command:</text:p>
      <text:p text:style-name="P4">./main</text:p>
      <text:p text:style-name="P4"/>
      <text:p text:style-name="P4">Output:</text:p>
      <text:p text:style-name="P4"><text:span text:style-name="T3">Table, Table_z, Object, Pos_x, Pos_y, Pos_z, Angle</text:span> will be saved in test.csv file.</text:p>
      <text:p text:style-name="P4"/>
      <text:p text:style-name="P2">Accuracy z-axis</text:p>
      <text:p text:style-name="P7">Code <text:span text:style-name="T1">dir</text:span> used:</text:p>
      <text:p text:style-name="P5">/home/mark/workspaces/suii_vision_3d/src_test_folders/main/build</text:p>
      <text:p text:style-name="P7"/>
      <text:p text:style-name="P7">Start command:</text:p>
      <text:p text:style-name="P6">./main</text:p>
      <text:p text:style-name="P7"/>
      <text:p text:style-name="P7">Output:</text:p>
      <text:p text:style-name="P11"><text:span text:style-name="T3">Table, Table_z, Object, Pos_x, Pos_y, Pos_z, Angle</text:span> will be saved in test.csv file.</text:p>
      <text:p text:style-name="P7"/>
      <text:p text:style-name="P2">Accuracy angle</text:p>
      <text:p text:style-name="P7">Code <text:span text:style-name="T1">dir</text:span> used:</text:p>
      <text:p text:style-name="P5">/home/mark/workspaces/suii_vision_3d/src_test_folders/main/build</text:p>
      <text:p text:style-name="P7"/>
      <text:p text:style-name="P7">Start command:</text:p>
      <text:p text:style-name="P6">./main</text:p>
      <text:p text:style-name="P7"/>
      <text:p text:style-name="P7">Output:</text:p>
      <text:p text:style-name="P11"><text:span text:style-name="T3">Table, Table_z, Object, Pos_x, Pos_y, Pos_z, Angle</text:span> will be saved in test.csv file.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0:33:25.226518238</meta:creation-date>
    <meta:generator>LibreOffice/6.0.7.3$Linux_X86_64 LibreOffice_project/00m0$Build-3</meta:generator>
    <dc:date>2019-12-10T14:04:40.626461034</dc:date>
    <meta:editing-duration>PT58M22S</meta:editing-duration>
    <meta:editing-cycles>10</meta:editing-cycles>
    <meta:document-statistic meta:table-count="0" meta:image-count="0" meta:object-count="0" meta:page-count="1" meta:paragraph-count="30" meta:word-count="92" meta:character-count="712" meta:non-whitespace-character-count="657"/>
  </office:meta>
</office:document-meta>
</file>